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7" calcext:value-type="float">
            <text:p>1287</text:p>
          </table:table-cell>
          <table:table-cell table:style-name="ce7" table:formula="of:=COUNTIF([.B7:.B999998];&quot;X&quot;)" office:value-type="float" office:value="1110" calcext:value-type="float">
            <text:p>111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8" calcext:value-type="float">
            <text:p>13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 porém, fiquei o dia todo me sentindo 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2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21:03:12.7078170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1T21:05:12.110731115</dc:date>
    <meta:editing-duration>P1DT9H51M17S</meta:editing-duration>
    <meta:editing-cycles>1277</meta:editing-cycles>
    <meta:document-statistic meta:table-count="1" meta:cell-count="7766" meta:object-count="0"/>
  </office:meta>
</office:document-meta>
</file>